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66cm"/>
    </style:style>
    <style:style style:name="ro1" style:family="table-row">
      <style:table-row-properties style:row-height="3.0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Lightness abs.difference between two displayed monocolored squares. [abs(L_left – L_right)]</text:p>
          </table:table-cell>
          <table:table-cell table:style-name="ce3" office:value-type="string">
            <text:p>% errors</text:p>
          </table:table-cell>
          <table:table-cell table:style-name="ce3" office:value-type="string">
            <text:p>TOTAL ITEMS</text:p>
          </table:table-cell>
          <table:table-cell>
            <draw:frame table:end-cell-address="Sheet1.N19" table:end-x="0.341cm" table:end-y="0.272cm" draw:z-index="0" draw:style-name="gr1" draw:text-style-name="P1" svg:width="22.921cm" svg:height="10.629cm" svg:x="0.002cm" svg:y="0.35cm">
              <draw:object draw:notify-on-update-of-ranges="Sheet1.A2:Sheet1.A8 Sheet1.B2:Sheet1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0 - 4 <text:s/></text:p>
          </table:table-cell>
          <table:table-cell office:value-type="float" office:value="27">
            <text:p>27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office:value-type="string">
            <text:p>4 - 8 <text:s/></text:p>
          </table:table-cell>
          <table:table-cell office:value-type="float" office:value="8">
            <text:p>8</text:p>
          </table:table-cell>
          <table:table-cell office:value-type="float" office:value="763">
            <text:p>763</text:p>
          </table:table-cell>
          <table:table-cell/>
        </table:table-row>
        <table:table-row table:style-name="ro2">
          <table:table-cell office:value-type="string">
            <text:p>8 - 12 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office:value-type="string">
            <text:p>12 - 16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/>
        </table:table-row>
        <table:table-row table:style-name="ro2">
          <table:table-cell office:value-type="string">
            <text:p>16 - 22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/>
        </table:table-row>
        <table:table-row table:style-name="ro2">
          <table:table-cell office:value-type="string">
            <text:p>22 - 28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 office:value-type="string">
            <text:p>28 - 36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/>
        </table:table-row>
        <table:table-row table:style-name="ro2">
          <table:table-cell office:value-type="string">
            <text:p>36 - 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24/11/2023</text:date>, <text:time>18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IM SMIRNOV</meta:initial-creator>
    <meta:creation-date>2023-11-24T18:35:05.29</meta:creation-date>
    <dc:date>2023-11-24T18:41:30.22</dc:date>
    <dc:creator>VADIM SMIRNOV</dc:creator>
    <meta:editing-duration>PT6M27S</meta:editing-duration>
    <meta:editing-cycles>1</meta:editing-cycles>
    <meta:document-statistic meta:table-count="3" meta:cell-count="27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22cm" svg:height="10.63cm" xlink:href=".." xlink:type="simple" chart:class="chart:bar" chart:style-name="ch1">
        <chart:title svg:x="4.172cm" svg:y="0.318cm" chart:style-name="ch2">
          <text:p>% errors in distinguising GREATER LIGHTNESS between two RGB squares.</text:p>
        </chart:title>
        <chart:plot-area chart:style-name="ch3" table:cell-range-address="Sheet1.A2:Sheet1.B8" chart:data-source-has-labels="column" svg:x="1.496cm" svg:y="1.763cm" svg:width="20.51cm" svg:height="7.647cm">
          <chartooo:coordinate-region svg:x="2.117cm" svg:y="1.975cm" svg:width="19.889cm" svg:height="6.762cm"/>
          <chart:axis chart:dimension="x" chart:name="primary-x" chart:style-name="ch4" chartooo:axis-type="auto">
            <chartooo:date-scale/>
            <chart:title svg:x="8.929cm" svg:y="9.623cm" chart:style-name="ch5">
              <text:p>delta (lightness_Left, lightness_Right)</text:p>
            </chart:title>
            <chart:categories table:cell-range-address="Sheet1.A2:Sheet1.A8"/>
          </chart:axis>
          <chart:axis chart:dimension="y" chart:name="primary-y" chart:style-name="ch6">
            <chart:title svg:x="0.451cm" svg:y="8.302cm" chart:style-name="ch7">
              <text:p>% errors in selecting lightest square.</text:p>
            </chart:title>
            <chart:grid chart:style-name="ch8" chart:class="major"/>
          </chart:axis>
          <chart:series chart:style-name="ch9" chart:values-cell-range-address="Sheet1.B2:Sheet1.B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 - 4  </text:p>
                <draw:g>
                  <svg:desc>Sheet1.A2:Sheet1.A8</svg:desc>
                </draw:g>
              </table:table-cell>
              <table:table-cell office:value-type="float" office:value="27">
                <text:p>2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4 - 8 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 - 1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 - 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 - 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 - 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 - 3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